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8" office:value-type="float" office:value="930" calcext:value-type="float">
            <text:p>9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30" calcext:value-type="float">
            <text:p>930,00</text:p>
          </table:table-cell>
          <table:table-cell table:style-name="ce50" office:value-type="date" office:date-value="2026-02-06" calcext:value-type="date">
            <text:p>06/02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5" office:value-type="string" calcext:value-type="string">
            <text:p>Mens. 02/2026 (A.C.)</text:p>
          </table:table-cell>
          <table:table-cell table:style-name="ce58" office:value-type="float" office:value="930" calcext:value-type="float">
            <text:p>93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9]-[.F9]" office:value-type="float" office:value="930" calcext:value-type="float">
            <text:p>93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9])" office:value-type="float" office:value="930" calcext:value-type="float">
            <text:p>93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0.382996712">00:00:00</text:time></text:span><text:span text:style-name="MT2"><text:time style:data-style-name="N2" text:time-value="11:12:50.383021577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0.3858367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2:50.662445157</dc:date>
    <meta:print-date>2020-07-07T14:13:04.434000000</meta:print-date>
    <dc:language>pt-PT</dc:language>
    <meta:editing-cycles>686</meta:editing-cycles>
    <meta:editing-duration>PT20H43M33S</meta:editing-duration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